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cd3c1" draw:textarea-horizontal-align="justify" draw:textarea-vertical-align="middle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loext:graphic-properties draw:fill-color="#fcd3c1"/>
      <style:paragraph-properties fo:text-align="center" style:writing-mode="lr-tb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848cm" svg:height="0.725cm" svg:x="1.195cm" svg:y="1.575cm">
          <text:p text:style-name="P1"><text:span text:style-name="T1">Pers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74cm" svg:height="0.725cm" svg:x="3.788cm" svg:y="1.6cm">
          <text:p text:style-name="P1"><text:span text:style-name="T1">Ro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1cm" svg:height="0.725cm" svg:x="6.443cm" svg:y="1.6cm">
          <text:p text:style-name="P1"><text:span text:style-name="T1">Certificat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08:37:51.788908424</meta:creation-date>
    <dc:date>2020-12-17T06:21:38.995688772</dc:date>
    <meta:editing-duration>PT16H7M25S</meta:editing-duration>
    <meta:editing-cycles>4</meta:editing-cycles>
    <meta:generator>LibreOffice/6.4.6.2$Linux_X86_64 LibreOffice_project/40$Build-2</meta:generator>
    <meta:document-statistic meta:object-count="3"/>
  </office:meta>
</office:document-meta>
</file>